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laro, Fab. Puedo desarrollar estos temas en un texto amplio, reflexivo, accesible y científicamente riguroso, manteniendo el tono que venimos construyendo.<text:line-break/>Aquí tienes un desarrollo de unas 1500 palabras aproximadamente, organizado de forma fluida y coherente, sin anticipar todavía tu modelo lógico pero dejando espacio para que el lector intuya que la reproducción es un fenómeno profundo, con implicaciones que van más allá de la biología clásica.</text:p>
      <text:p text:style-name="Horizontal_20_Line"/>
      <text:h text:style-name="Heading_20_1" text:outline-level="1"><text:span text:style-name="Strong_20_Emphasis">La reproducción: el pulso continuo de la vida</text:span></text:h>
      <text:h text:style-name="Heading_20_2" text:outline-level="2"><text:span text:style-name="Strong_20_Emphasis">Todos los seres vivos se reproducen</text:span></text:h>
      <text:p text:style-name="Text_20_body">Si observamos la vida en su diversidad —desde una bacteria que se divide en dos hasta un árbol que dispersa miles de semillas— descubrimos un rasgo común que atraviesa todas las formas, tamaños y estrategias: <text:span text:style-name="Strong_20_Emphasis">todos los seres vivos se reproducen</text:span>.<text:line-break/>No existe vida sin reproducción.<text:line-break/>No hay organismo que no participe, directa o indirectamente, en este proceso.</text:p>
      <text:p text:style-name="Text_20_body">La reproducción es el acto fundamental que permite que la vida continúe más allá de cada individuo. Cada organismo es un eslabón en una cadena que comenzó hace miles de millones de años y que nunca se ha interrumpido. La reproducción es la condición mínima para que un sistema pueda considerarse vivo: si algo no puede reproducirse, no puede sostener un linaje, no puede participar en la continuidad de la vida.</text:p>
      <text:p text:style-name="Horizontal_20_Line"/>
      <text:h text:style-name="Heading_20_2" text:outline-level="2"><text:span text:style-name="Strong_20_Emphasis">Solo la vida se reproduce. Si está vivo se reproduce. Si se reproduce está vivo</text:span></text:h>
      <text:p text:style-name="Text_20_body">La reproducción es un criterio tan esencial que funciona en ambos sentidos.<text:line-break/>Por un lado, <text:span text:style-name="Strong_20_Emphasis">todo ser vivo se reproduce</text:span>; por otro, <text:span text:style-name="Strong_20_Emphasis">solo los seres vivos se reproducen</text:span>.<text:line-break/>La reproducción es la frontera que separa lo vivo de lo no vivo.</text:p>
      <text:p text:style-name="Text_20_body">Una roca no se reproduce.<text:line-break/>Una molécula de agua no se reproduce.<text:line-break/>Un cristal puede crecer, pero no transmite información hereditaria.<text:line-break/>Un fuego puede expandirse, pero no conserva un patrón interno que se copie a sí mismo.</text:p>
      <text:p text:style-name="Text_20_body">La vida, en cambio, sí lo hace.<text:line-break/>La vida se reconoce porque genera más vida.<text:line-break/>La reproducción es la señal inequívoca de que un sistema contiene información capaz de perpetuarse.</text:p>
      <text:p text:style-name="Horizontal_20_Line"/>
      <text:h text:style-name="Heading_20_2" text:outline-level="2"><text:soft-page-break/><text:span text:style-name="Strong_20_Emphasis">La reproducción como fenómeno físico natural e inevitable</text:span></text:h>
      <text:p text:style-name="Text_20_body">La biología moderna describe la reproducción como un proceso físico y químico. No es un acto voluntario, ni un comportamiento orientado a un fin consciente. Es simplemente lo que ocurre cuando ciertas moléculas —como el ADN— poseen la capacidad de copiarse.</text:p>
      <text:p text:style-name="Text_20_body">El ADN se reproduce porque su estructura lo permite.<text:line-break/>Porque sus dos hebras complementarias pueden separarse y servir como molde para formar nuevas hebras.<text:line-break/>Porque las enzimas celulares facilitan este proceso con una precisión extraordinaria.</text:p>
      <text:p text:style-name="Text_20_body">La reproducción no ocurre “para perpetuar las especies”.<text:line-break/>Esa es una interpretación humana, teleológica.<text:line-break/>Lo que ocurre es lo contrario: <text:span text:style-name="Strong_20_Emphasis">las especies se perpetúan porque la vida se reproduce</text:span>.<text:line-break/>La reproducción no es un medio para un fin; es un fenómeno natural que, al ocurrir, genera continuidad.</text:p>
      <text:p text:style-name="Text_20_body">La vida no se reproduce para sobrevivir.<text:line-break/>La vida sobrevive porque se reproduce.</text:p>
      <text:p text:style-name="Horizontal_20_Line"/>
      <text:h text:style-name="Heading_20_2" text:outline-level="2"><text:span text:style-name="Strong_20_Emphasis">Implicaciones y efectos secundarios derivados de la reproducción: aprendizaje e inmortalidad</text:span></text:h>
      <text:p text:style-name="Text_20_body">La reproducción tiene dos consecuencias profundas que la biología reconoce, aunque rara vez las presenta de forma unificada:</text:p>
      <text:h text:style-name="Heading_20_3" text:outline-level="3"><text:span text:style-name="Strong_20_Emphasis">1. Aprendizaje</text:span></text:h>
      <text:p text:style-name="Text_20_body">Cada vez que el ADN se copia, existe la posibilidad de que surja una variación.<text:line-break/>La mayoría de estas variaciones son neutras o insignificantes, pero algunas modifican características del organismo. Si estas modificaciones resultan útiles en un entorno determinado, se conservan a través de las generaciones.</text:p>
      <text:p text:style-name="Text_20_body">Este proceso acumulativo es lo que llamamos <text:span text:style-name="Strong_20_Emphasis">evolución</text:span>.<text:line-break/>Y la evolución, vista desde una perspectiva amplia, es una forma de aprendizaje: la vida registra en su ADN las soluciones que han funcionado a lo largo del tiempo.</text:p>
      <text:p text:style-name="Text_20_body">La reproducción es el mecanismo que permite este aprendizaje.<text:line-break/>Sin reproducción, no habría variación.<text:line-break/>Sin variación, no habría evolución.<text:line-break/>Sin evolución, la vida no podría adaptarse ni complejizarse.</text:p>
      <text:h text:style-name="Heading_20_3" text:outline-level="3"><text:soft-page-break/><text:span text:style-name="Strong_20_Emphasis">2. Inmortalidad</text:span></text:h>
      <text:p text:style-name="Text_20_body">Cada organismo es mortal, pero la información que contiene puede sobrevivir indefinidamente si se copia antes de que el organismo muera.<text:line-break/>La reproducción convierte la información en algo potencialmente inmortal.</text:p>
      <text:p text:style-name="Text_20_body">La vida no es inmortal en sus cuerpos, sino en sus copias.<text:line-break/>La reproducción es el puente que permite que la información atraviese el tiempo.</text:p>
      <text:p text:style-name="Horizontal_20_Line"/>
      <text:h text:style-name="Heading_20_2" text:outline-level="2"><text:span text:style-name="Strong_20_Emphasis">La reproducción modifica la información: proceso y cambio de estado</text:span></text:h>
      <text:p text:style-name="Text_20_body">La reproducción no es solo un acto de copia; es un acto de transformación.<text:line-break/>Cada vez que el ADN se replica, la información puede cambiar.<text:line-break/>Este cambio puede ser mínimo —una sola letra modificada— o puede ser profundo —una reorganización completa de un fragmento del genoma—.</text:p>
      <text:p text:style-name="Text_20_body">La reproducción es un proceso que altera el estado de la información.<text:line-break/>No es una fotocopia perfecta, sino una copia viva, dinámica, sujeta a variación.<text:line-break/>La vida cambia porque se reproduce.<text:line-break/>La reproducción es el motor del cambio.</text:p>
      <text:p text:style-name="Horizontal_20_Line"/>
      <text:h text:style-name="Heading_20_2" text:outline-level="2"><text:span text:style-name="Strong_20_Emphasis">La reproducción perpetúa la información</text:span></text:h>
      <text:p text:style-name="Text_20_body">Aunque la reproducción introduce variaciones, su función principal es conservar la información.<text:line-break/>Cada organismo transmite a su descendencia una versión de su ADN.<text:line-break/>Esa transmisión es lo que permite que los linajes existan, que las especies se mantengan, que la vida tenga historia.</text:p>
      <text:p text:style-name="Text_20_body">La reproducción es un acto de memoria.<text:line-break/>Es la forma en que la vida recuerda lo que ha sido y proyecta lo que puede ser.</text:p>
      <text:p text:style-name="Horizontal_20_Line"/>
      <text:h text:style-name="Heading_20_2" text:outline-level="2"><text:span text:style-name="Strong_20_Emphasis">Tipos de reproducción: asexual y sexual</text:span></text:h>
      <text:p text:style-name="Text_20_body">La vida ha desarrollado dos grandes estrategias para reproducirse:</text:p>
      <text:h text:style-name="Heading_20_3" text:outline-level="3"><text:span text:style-name="Strong_20_Emphasis">Reproducción asexual</text:span></text:h>
      <text:p text:style-name="Text_20_body">Un solo organismo genera descendencia sin necesidad de otro individuo.<text:line-break/>La copia es directa, rápida y eficiente.<text:line-break/>Es común en bacterias, arqueas, muchos protistas, plantas y algunos animales.</text:p>
      <text:h text:style-name="Heading_20_3" text:outline-level="3"><text:soft-page-break/><text:span text:style-name="Strong_20_Emphasis">Reproducción sexual</text:span></text:h>
      <text:p text:style-name="Text_20_body">Dos organismos combinan su información genética para generar un nuevo individuo.<text:line-break/>La descendencia es única, irrepetible.<text:line-break/>Este proceso requiere más energía, más tiempo y más complejidad.</text:p>
      <text:p text:style-name="Text_20_body">Ambas estrategias son exitosas.<text:line-break/>La vida no eligió una sola vía: exploró múltiples caminos para asegurar su continuidad.</text:p>
      <text:p text:style-name="Horizontal_20_Line"/>
      <text:h text:style-name="Heading_20_2" text:outline-level="2"><text:span text:style-name="Strong_20_Emphasis">Ventajas de la reproducción asexual: coste reducido</text:span></text:h>
      <text:p text:style-name="Text_20_body">La reproducción asexual es simple y económica.<text:line-break/>No requiere encontrar pareja, no requiere coordinación, no requiere estructuras especializadas.<text:line-break/>Un organismo puede reproducirse por sí mismo, en cualquier momento, siempre que tenga energía suficiente.</text:p>
      <text:p text:style-name="Text_20_body">Esta eficiencia permite que las poblaciones crezcan rápidamente y ocupen nuevos entornos con facilidad.<text:line-break/>La reproducción asexual es la estrategia ideal para organismos que viven en ambientes estables, donde la variación no es tan necesaria.</text:p>
      <text:p text:style-name="Horizontal_20_Line"/>
      <text:h text:style-name="Heading_20_2" text:outline-level="2"><text:span text:style-name="Strong_20_Emphasis">Ventajas de la reproducción sexual: aprendizaje acelerado</text:span></text:h>
      <text:p text:style-name="Text_20_body">La reproducción sexual, aunque costosa, tiene una ventaja decisiva: <text:span text:style-name="Strong_20_Emphasis">acelera el aprendizaje evolutivo</text:span>.<text:line-break/>Al combinar dos genomas distintos, genera una diversidad inmensa en cada generación.<text:line-break/>Esta diversidad permite que las poblaciones se adapten más rápidamente a cambios en el entorno.</text:p>
      <text:p text:style-name="Text_20_body">La reproducción sexual es un mecanismo de exploración.<text:line-break/>Cada combinación genética es un experimento.<text:line-break/>Cada descendiente es una posibilidad nueva.</text:p>
      <text:p text:style-name="Text_20_body">La vida sexual es más lenta, pero más creativa.</text:p>
      <text:p text:style-name="Horizontal_20_Line"/>
      <text:h text:style-name="Heading_20_2" text:outline-level="2"><text:span text:style-name="Strong_20_Emphasis">ADN y reproducción: una formación natural que produce inteligencia</text:span></text:h>
      <text:p text:style-name="Text_20_body">Aquí aparece una idea profunda:<text:line-break/>la combinación de ADN y reproducción genera, de manera natural, fenómenos que se parecen a la inteligencia.</text:p>
      <text:p text:style-name="Text_20_body">No inteligencia consciente, sino inteligencia evolutiva:</text:p>
      <text:list xml:id="list3453622738" text:style-name="L1">
        <text:list-item>
          <text:p text:style-name="P2">aprendizaje acumulado </text:p>
        </text:list-item>
        <text:list-item>
          <text:p text:style-name="P2"><text:soft-page-break/>aumento de complejidad </text:p>
        </text:list-item>
        <text:list-item>
          <text:p text:style-name="P2">direccionalidad aparente </text:p>
        </text:list-item>
        <text:list-item>
          <text:p text:style-name="P2">capacidad de adaptación </text:p>
        </text:list-item>
        <text:list-item>
          <text:p text:style-name="P2">exploración de posibilidades </text:p>
        </text:list-item>
        <text:list-item>
          <text:p text:style-name="P1">resolución de problemas biológicos </text:p>
        </text:list-item>
      </text:list>
      <text:p text:style-name="Text_20_body">La vida parece aprender, avanzar, mejorar.<text:line-break/>Y todo esto surge de un proceso físico: la reproducción del ADN.</text:p>
      <text:p text:style-name="Text_20_body">La reproducción no solo perpetúa la vida; la hace más capaz.</text:p>
      <text:p text:style-name="Horizontal_20_Line"/>
      <text:h text:style-name="Heading_20_2" text:outline-level="2"><text:span text:style-name="Strong_20_Emphasis">La reproducción sexual: un sistema de alta complejidad</text:span></text:h>
      <text:p text:style-name="Text_20_body">La reproducción sexual es uno de los sistemas más complejos que la vida ha desarrollado.<text:line-break/>Requiere células especializadas, mecanismos de recombinación genética, procesos de reconocimiento entre individuos, estructuras anatómicas, comportamientos, señales químicas, sincronización temporal.</text:p>
      <text:p text:style-name="Text_20_body">Es un sistema que involucra múltiples niveles de organización: molecular, celular, orgánico, ecológico.</text:p>
      <text:p text:style-name="Text_20_body">La reproducción sexual no es un accidente simple; es una arquitectura elaborada que la vida construyó a lo largo de millones de años.</text:p>
      <text:p text:style-name="Horizontal_20_Line"/>
      <text:h text:style-name="Heading_20_2" text:outline-level="2"><text:span text:style-name="Strong_20_Emphasis">Aparición de la reproducción sexual: posible ejemplo de diseño inteligente</text:span></text:h>
      <text:p text:style-name="Text_20_body">Desde la biología, la reproducción sexual se explica como una innovación evolutiva que surgió por acumulación de variaciones útiles.<text:line-break/>Pero incluso dentro de la ciencia, muchos investigadores reconocen que su complejidad es sorprendente.</text:p>
      <text:p text:style-name="Text_20_body">La reproducción sexual parece una solución demasiado elaborada para haber surgido de golpe.<text:line-break/>Requiere que múltiples componentes aparezcan y funcionen juntos.<text:line-break/>Es un sistema que, visto desde fuera, parece diseñado.</text:p>
      <text:p text:style-name="Text_20_body">No es necesario afirmar que hubo un diseñador.<text:line-break/>Pero sí es legítimo reconocer que la reproducción sexual es uno de los ejemplos más impresionantes de complejidad emergente en la naturaleza.</text:p>
      <text:p text:style-name="Text_20_body">Es un punto donde la biología y la filosofía se encuentran.<text:line-break/>Un punto donde la vida parece haber dado un salto cualitativo.</text:p>
      <text:p text:style-name="Horizontal_20_Line"/>
      <text:p text:style-name="Text_20_body">Si quieres, puedo ayudarte a integrar este texto en tu capítulo, pulir el estilo, o preparar la transición hacia tu modelo lógico, donde estas ideas adquieren un significado completamente nuevo.</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6T15:15:21.091000000</meta:creation-date>
    <dc:date>2026-01-26T17:06:49.497000000</dc:date>
    <meta:editing-duration>PT1H41M5S</meta:editing-duration>
    <meta:editing-cycles>1</meta:editing-cycles>
    <meta:document-statistic meta:table-count="0" meta:image-count="0" meta:object-count="0" meta:page-count="6" meta:paragraph-count="64" meta:word-count="1408" meta:character-count="9137" meta:non-whitespace-character-count="7794"/>
    <meta:generator>LibreOffice/7.3.5.2$Windows_X86_64 LibreOffice_project/184fe81b8c8c30d8b5082578aee2fed2ea847c01</meta:generator>
  </office:meta>
</office:document-meta>
</file>